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452DD116079FDE1834C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="solid" draw:fill-color="#ffffd7" draw:textarea-horizontal-align="justify" draw:textarea-vertical-align="middle" draw:auto-grow-height="false" fo:min-height="1.854cm" fo:min-width="1.693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106cm" svg:stroke-color="#55215b" draw:marker-start-width="0.362cm" draw:marker-end-width="0.362cm" draw:fill="solid" draw:fill-color="#ffffd7" draw:textarea-horizontal-align="justify" draw:textarea-vertical-align="middle" draw:auto-grow-height="false" fo:min-height="1.8cm" fo:min-width="1.639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width="0.081cm" draw:marker-start-width="0.321cm" draw:marker-end-width="0.321cm" draw:fill="solid" draw:fill-color="#ffdbb6" draw:textarea-horizontal-align="justify" draw:textarea-vertical-align="middle" draw:auto-grow-height="false" fo:min-height="3.561cm" fo:min-width="0.188cm" fo:padding-top="0.165cm" fo:padding-bottom="0.165cm" fo:padding-left="0.29cm" fo:padding-right="0.29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81cm" draw:marker-start-width="0.321cm" draw:marker-end-width="0.321cm" draw:fill="solid" draw:fill-color="#e0c2cd" draw:textarea-horizontal-align="justify" draw:textarea-vertical-align="middle" draw:auto-grow-height="false" fo:min-height="1.84cm" fo:min-width="1.78cm" fo:padding-top="0.165cm" fo:padding-bottom="0.165cm" fo:padding-left="0.29cm" fo:padding-right="0.29cm"/>
      <style:paragraph-properties style:writing-mode="lr-tb"/>
    </style:style>
    <style:style style:name="gr9" style:family="graphic" style:parent-style-name="objectwithoutfill">
      <style:graphic-properties svg:stroke-width="0.081cm" svg:stroke-color="#55215b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draw:stroke="dash" draw:stroke-dash="Long_20_Dash"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1.423cm" fo:min-width="3.90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09cm"/>
      <style:paragraph-properties style:writing-mode="lr-tb"/>
    </style:style>
    <style:style style:name="gr13" style:family="graphic" style:parent-style-name="standard">
      <style:graphic-properties svg:stroke-width="0.081cm" draw:marker-start-width="0.321cm" draw:marker-end-width="0.321cm" draw:fill="solid" draw:fill-color="#e0c2cd" draw:textarea-horizontal-align="justify" draw:textarea-vertical-align="middle" draw:auto-grow-height="false" fo:min-height="1.943cm" fo:min-width="1.897cm" fo:padding-top="0.165cm" fo:padding-bottom="0.165cm" fo:padding-left="0.29cm" fo:padding-right="0.29cm"/>
      <style:paragraph-properties style:writing-mode="lr-tb"/>
    </style:style>
    <style:style style:name="gr14" style:family="graphic" style:parent-style-name="objectwithoutfill">
      <style:graphic-properties svg:stroke-width="0.081cm" svg:stroke-color="#be480a" draw:marker-start-width="0.321cm" draw:marker-end="Arrow" draw:marker-end-width="0.421cm" draw:fill="solid" draw:fill-color="#666666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be480a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7" style:family="graphic" style:parent-style-name="Object_20_with_20_no_20_fill_20_and_20_no_20_line">
      <style:graphic-properties svg:stroke-width="0.053cm" draw:marker-start-width="0.279cm" draw:marker-end-width="0.279cm" draw:textarea-horizontal-align="center" draw:textarea-vertical-align="middle" draw:ole-draw-aspect="1" style:protect="size"/>
    </style:style>
    <style:style style:name="gr18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1.423cm" fo:min-width="4.015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0" style:family="graphic" style:parent-style-name="standard">
      <style:graphic-properties svg:stroke-width="0.053cm" draw:marker-start-width="0.279cm" draw:marker-end-width="0.279cm" draw:fill="solid" draw:fill-color="#ffffd7" draw:textarea-horizontal-align="justify" draw:textarea-vertical-align="middle" draw:auto-grow-height="false" fo:min-height="1.995cm" fo:min-width="1.949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81cm" svg:stroke-color="#55215b" draw:marker-start-width="0.321cm" draw:marker-end-width="0.321cm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width="0.081cm" svg:stroke-color="#55215b" draw:marker-start-width="0.321cm" draw:marker-end-width="0.321cm" draw:fill="solid" draw:fill-color="#784b04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4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25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0.893cm" fo:min-width="0cm"/>
      <style:paragraph-properties style:writing-mode="lr-tb"/>
    </style:style>
    <style:style style:name="gr26" style:family="graphic" style:parent-style-name="standard">
      <style:graphic-properties draw:stroke="solid" svg:stroke-width="0.081cm" svg:stroke-color="#000000" draw:marker-start-width="0.324cm" draw:marker-end-width="0.324cm" draw:fill="solid" draw:fill-color="#ffffff" draw:textarea-horizontal-align="left" draw:auto-grow-height="true" draw:auto-grow-width="false" fo:min-height="1.448cm" fo:min-width="0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0.864cm" fo:min-width="3.664cm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81cm" svg:stroke-color="#000000" draw:marker-start-width="0.324cm" draw:marker-end-width="0.324cm" draw:fill="solid" draw:fill-color="#ffffff" draw:textarea-horizontal-align="left" draw:auto-grow-height="true" draw:auto-grow-width="false" fo:min-height="1.478cm" fo:min-width="0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8cm"/>
      <style:paragraph-properties style:writing-mode="lr-tb"/>
    </style:style>
    <style:style style:name="gr30" style:family="graphic" style:parent-style-name="standard">
      <style:graphic-properties draw:stroke="none" svg:stroke-color="#c9211e" draw:fill-color="#c9211e" draw:textarea-horizontal-align="justify" draw:textarea-vertical-align="middle" draw:auto-grow-height="false" fo:min-height="0.199cm" fo:min-width="0cm"/>
    </style:style>
    <style:style style:name="gr31" style:family="graphic" style:parent-style-name="standard">
      <style:graphic-properties draw:stroke="none" svg:stroke-color="#c9211e" draw:fill-color="#c9211e" draw:textarea-horizontal-align="justify" draw:textarea-vertical-align="middle" draw:auto-grow-height="false" fo:min-height="0.385cm" fo:min-width="0.135cm"/>
    </style:style>
    <style:style style:name="gr32" style:family="graphic" style:parent-style-name="standard">
      <style:graphic-properties draw:stroke="none" svg:stroke-color="#c9211e" draw:fill-color="#c9211e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draw:fill="none" draw:textarea-horizontal-align="justify" draw:textarea-vertical-align="middle" draw:auto-grow-height="false" fo:min-height="2.036cm" fo:min-width="3.518cm"/>
    </style:style>
    <style:style style:name="gr34" style:family="graphic" style:parent-style-name="objectwithoutfill">
      <style:graphic-properties svg:stroke-width="0.081cm" draw:marker-start-width="0.321cm" draw:marker-end="Arrowheads_20_1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d7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4" style:family="paragraph">
      <loext:graphic-properties draw:fill="solid" draw:fill-color="#ffffd7"/>
      <style:paragraph-properties fo:text-align="center" style:writing-mode="lr-tb"/>
      <style:text-properties fo:font-weight="normal" style:font-weight-asian="normal" style:font-weight-complex="normal"/>
    </style:style>
    <style:style style:name="P5" style:family="paragraph">
      <loext:graphic-properties draw:fill="solid" draw:fill-color="#ffdbb6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solid" draw:fill-color="#e0c2cd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 draw:fill-color="#666666"/>
      <style:paragraph-properties fo:text-align="center"/>
    </style:style>
    <style:style style:name="P12" style:family="paragraph">
      <loext:graphic-properties draw:fill="solid" draw:fill-color="#784b04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loext:graphic-properties draw:fill="solid" draw:fill-color="#ffffff"/>
      <style:paragraph-properties style:writing-mode="lr-tb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c9211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c9211e" loext:opacity="100%"/>
    </style:style>
    <style:style style:name="T3" style:family="text">
      <style:text-properties style:text-position="-33% 58%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9" draw:id="id19" draw:layer="layout" svg:width="3.175cm" svg:height="3.048cm" svg:x="1.143cm" svg:y="14.601cm">
          <text:p text:style-name="P1">AI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1" draw:id="id21" draw:layer="layout" svg:width="3.175cm" svg:height="3.048cm" svg:x="6.843cm" svg:y="14.602cm">
          <text:p text:style-name="P3"><text:span text:style-name="T1">F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175cm" svg:height="3.048cm" svg:x="12.443cm" svg:y="14.602cm">
          <text:p text:style-name="P1">M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62cm" svg:height="3.937cm" svg:x="18.188cm" svg:y="14.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xml:id="id16" draw:id="id16" draw:layer="layout" svg:width="4.836cm" svg:height="4.179cm" svg:x="26.069cm" svg:y="13.978cm">
          <draw:image xlink:href="Pictures/100000000000050000000452DD116079FDE1834C.jpg" xlink:type="simple" xlink:show="embed" xlink:actuate="onLoad" draw:mime-type="image/jpeg">
            <text:p/>
          </draw:image>
        </draw:frame>
        <draw:custom-shape draw:style-name="gr5" draw:text-style-name="P7" xml:id="id1" draw:id="id1" draw:layer="layout" svg:width="0.254cm" svg:height="0.254cm" svg:x="3.302cm" svg:y="1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3" draw:id="id3" draw:layer="layout" svg:width="0.254cm" svg:height="0.254cm" svg:x="3.703cm" svg:y="1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" draw:id="id2" draw:layer="layout" svg:width="0.254cm" svg:height="0.254cm" svg:x="7.403cm" svg:y="1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4" draw:id="id4" draw:layer="layout" svg:width="0.254cm" svg:height="0.254cm" svg:x="7.703cm" svg:y="1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6" draw:id="id6" draw:layer="layout" svg:width="0.254cm" svg:height="0.254cm" svg:x="13.203cm" svg:y="1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8" draw:id="id8" draw:layer="layout" svg:width="0.254cm" svg:height="0.254cm" svg:x="12.803cm" svg:y="1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9" draw:id="id9" draw:layer="layout" svg:width="0.254cm" svg:height="0.254cm" svg:x="15.104cm" svg:y="1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2" draw:id="id12" draw:layer="layout" svg:width="0.254cm" svg:height="0.254cm" svg:x="15.204cm" svg:y="1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5" draw:id="id15" draw:layer="layout" svg:width="0.254cm" svg:height="0.254cm" svg:x="15.104cm" svg:y="1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curve" svg:x1="3.429cm" svg:y1="15.502cm" svg:x2="7.53cm" svg:y2="15.503cm" draw:start-shape="id1" draw:start-glue-point="4" draw:end-shape="id2" draw:end-glue-point="4" svg:d="M3429 15502c0-811 4101-812 4101 1" svg:viewBox="0 0 4102 610">
          <text:p/>
        </draw:connector>
        <draw:connector draw:style-name="gr6" draw:text-style-name="P8" draw:layer="layout" draw:type="curve" svg:x1="3.83cm" svg:y1="16.657cm" svg:x2="7.83cm" svg:y2="16.857cm" draw:start-shape="id3" draw:start-glue-point="8" draw:end-shape="id4" draw:end-glue-point="8" svg:d="M3830 16657c0 1113 4000 1013 4000 200" svg:viewBox="0 0 4001 824">
          <text:p/>
        </draw:connector>
        <draw:custom-shape draw:style-name="gr5" draw:text-style-name="P7" xml:id="id7" draw:id="id7" draw:layer="layout" svg:width="0.254cm" svg:height="0.254cm" svg:x="9.504cm" svg:y="16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5" draw:id="id5" draw:layer="layout" svg:width="0.254cm" svg:height="0.254cm" svg:x="9.60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curve" svg:x1="9.731cm" svg:y1="15.604cm" svg:x2="13.33cm" svg:y2="15.403cm" draw:start-shape="id5" draw:start-glue-point="4" draw:end-shape="id6" draw:end-glue-point="4" svg:d="M9731 15604c0-1113 3599-1012 3599-201" svg:viewBox="0 0 3600 823">
          <text:p/>
        </draw:connector>
        <draw:connector draw:style-name="gr6" draw:text-style-name="P8" draw:layer="layout" draw:type="curve" svg:x1="9.631cm" svg:y1="16.658cm" svg:x2="12.93cm" svg:y2="16.357cm" draw:start-shape="id7" draw:start-glue-point="8" draw:end-shape="id8" draw:end-glue-point="8" svg:d="M9631 16658c0 813 3299 963 3299-301" svg:viewBox="0 0 3300 931">
          <text:p/>
        </draw:connector>
        <draw:custom-shape draw:style-name="gr5" draw:text-style-name="P7" xml:id="id14" draw:id="id14" draw:layer="layout" svg:width="0.254cm" svg:height="0.254cm" svg:x="18.505cm" svg:y="17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3" draw:id="id13" draw:layer="layout" svg:width="0.254cm" svg:height="0.254cm" svg:x="18.505cm" svg:y="16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1" draw:id="id11" draw:layer="layout" svg:width="0.254cm" svg:height="0.254cm" svg:x="18.505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0" draw:id="id10" draw:layer="layout" svg:width="0.254cm" svg:height="0.254cm" svg:x="18.505cm" svg:y="14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line" svg:x1="15.321cm" svg:y1="15.441cm" svg:x2="18.542cm" svg:y2="14.822cm" draw:start-shape="id9" draw:start-glue-point="11" draw:end-shape="id10" draw:end-glue-point="7" svg:d="M15321 15441l3221-619" svg:viewBox="0 0 3222 620">
          <text:p/>
        </draw:connector>
        <draw:connector draw:style-name="gr6" draw:text-style-name="P8" draw:layer="layout" draw:type="line" svg:x1="15.321cm" svg:y1="15.621cm" svg:x2="18.505cm" svg:y2="15.732cm" draw:start-shape="id9" draw:start-glue-point="9" draw:end-shape="id11" draw:end-glue-point="6" svg:d="M15321 15621l3184 111" svg:viewBox="0 0 3185 112">
          <text:p/>
        </draw:connector>
        <draw:connector draw:style-name="gr6" draw:text-style-name="P8" draw:layer="layout" draw:type="line" svg:x1="15.458cm" svg:y1="16.231cm" svg:x2="18.542cm" svg:y2="14.822cm" draw:start-shape="id12" draw:start-glue-point="10" draw:end-shape="id10" draw:end-glue-point="7" svg:d="M15458 16231l3084-1409" svg:viewBox="0 0 3085 1410">
          <text:p/>
        </draw:connector>
        <draw:connector draw:style-name="gr6" draw:text-style-name="P8" draw:layer="layout" draw:type="line" svg:x1="15.458cm" svg:y1="16.231cm" svg:x2="18.505cm" svg:y2="16.632cm" draw:start-shape="id12" draw:start-glue-point="10" draw:end-shape="id13" draw:end-glue-point="6" svg:d="M15458 16231l3047 401" svg:viewBox="0 0 3048 402">
          <text:p/>
        </draw:connector>
        <draw:connector draw:style-name="gr6" draw:text-style-name="P8" draw:layer="layout" draw:type="line" svg:x1="15.421cm" svg:y1="16.321cm" svg:x2="18.542cm" svg:y2="17.542cm" draw:start-shape="id12" draw:start-glue-point="9" draw:end-shape="id14" draw:end-glue-point="5" svg:d="M15421 16321l3121 1221" svg:viewBox="0 0 3122 1222">
          <text:p/>
        </draw:connector>
        <draw:connector draw:style-name="gr6" draw:text-style-name="P8" draw:layer="layout" draw:type="line" svg:x1="15.358cm" svg:y1="16.731cm" svg:x2="18.542cm" svg:y2="15.822cm" draw:start-shape="id15" draw:start-glue-point="10" draw:end-shape="id11" draw:end-glue-point="7" svg:d="M15358 16731l3184-909" svg:viewBox="0 0 3185 910">
          <text:p/>
        </draw:connector>
        <draw:connector draw:style-name="gr6" draw:text-style-name="P8" draw:layer="layout" draw:type="line" svg:x1="15.358cm" svg:y1="16.731cm" svg:x2="18.542cm" svg:y2="16.722cm" draw:start-shape="id15" draw:start-glue-point="10" draw:end-shape="id13" draw:end-glue-point="7" svg:d="M15358 16731l3184-9" svg:viewBox="0 0 3185 10">
          <text:p/>
        </draw:connector>
        <draw:connector draw:style-name="gr6" draw:text-style-name="P8" draw:layer="layout" draw:type="line" svg:x1="15.321cm" svg:y1="16.821cm" svg:x2="18.505cm" svg:y2="17.632cm" draw:start-shape="id15" draw:start-glue-point="9" draw:end-shape="id14" draw:end-glue-point="6" svg:d="M15321 16821l3184 811" svg:viewBox="0 0 3185 812">
          <text:p/>
        </draw:connector>
        <draw:connector draw:style-name="gr7" draw:text-style-name="P8" draw:layer="layout" draw:type="line" svg:x1="18.759cm" svg:y1="14.732cm" svg:x2="26.069cm" svg:y2="16.067cm" draw:start-shape="id10" draw:start-glue-point="10" draw:end-shape="id16" draw:end-glue-point="3" svg:d="M18759 14732l7310 1335" svg:viewBox="0 0 7311 1336">
          <text:p/>
        </draw:connector>
        <draw:connector draw:style-name="gr7" draw:text-style-name="P8" draw:layer="layout" draw:type="line" svg:x1="18.759cm" svg:y1="15.732cm" svg:x2="26.069cm" svg:y2="16.067cm" draw:start-shape="id11" draw:start-glue-point="10" draw:end-shape="id16" draw:end-glue-point="3" svg:d="M18759 15732l7310 335" svg:viewBox="0 0 7311 336">
          <text:p/>
        </draw:connector>
        <draw:connector draw:style-name="gr7" draw:text-style-name="P8" draw:layer="layout" draw:type="line" svg:x1="18.722cm" svg:y1="16.722cm" svg:x2="26.069cm" svg:y2="16.067cm" draw:start-shape="id13" draw:start-glue-point="9" draw:end-shape="id16" draw:end-glue-point="3" svg:d="M18722 16722l7347-655" svg:viewBox="0 0 7348 656">
          <text:p/>
        </draw:connector>
        <draw:connector draw:style-name="gr7" draw:text-style-name="P8" draw:layer="layout" draw:type="line" svg:x1="18.722cm" svg:y1="17.722cm" svg:x2="26.069cm" svg:y2="16.067cm" draw:start-shape="id14" draw:start-glue-point="9" draw:end-shape="id16" draw:end-glue-point="3" svg:d="M18722 17722l7347-1655" svg:viewBox="0 0 7348 1656">
          <text:p/>
        </draw:connector>
        <draw:custom-shape draw:style-name="gr8" draw:text-style-name="P9" xml:id="id17" draw:id="id17" draw:layer="layout" svg:width="3.222cm" svg:height="2.954cm" svg:x="2.568cm" svg:y="0.821cm">
          <text:p text:style-name="P1">CP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type="line" svg:x1="5.79cm" svg:y1="2.298cm" svg:x2="13.6cm" svg:y2="2.292cm" draw:start-shape="id17" draw:start-glue-point="10" draw:end-shape="id18" draw:end-glue-point="3" svg:d="M5790 2298l7810-6" svg:viewBox="0 0 7811 7">
          <text:p/>
        </draw:connector>
        <draw:line draw:style-name="gr10" draw:text-style-name="P8" draw:layer="layout" svg:x1="1.168cm" svg:y1="10.434cm" svg:x2="24.638cm" svg:y2="10.414cm">
          <text:p/>
        </draw:line>
        <draw:frame draw:style-name="gr11" draw:text-style-name="P10" draw:layer="layout" svg:width="4.409cm" svg:height="1.673cm" svg:x="19.367cm" svg:y="9.122cm">
          <draw:text-box>
            <text:p>Co-processor</text:p>
          </draw:text-box>
        </draw:frame>
        <draw:frame draw:style-name="gr12" draw:text-style-name="P10" draw:layer="layout" svg:width="4.409cm" svg:height="1.673cm" svg:x="20.329cm" svg:y="10.749cm">
          <draw:text-box>
            <text:p>Simulated</text:p>
            <text:p>Brain</text:p>
          </draw:text-box>
        </draw:frame>
        <draw:custom-shape draw:style-name="gr13" draw:text-style-name="P9" xml:id="id23" draw:id="id23" draw:layer="layout" svg:width="3.463cm" svg:height="3.175cm" svg:x="18.872cm" svg:y="3.991cm">
          <text:p text:style-name="P1">E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1" draw:layer="layout" svg:x1="2.731cm" svg:y1="14.601cm" svg:x2="5.506cm" svg:y2="11.841cm" draw:start-shape="id19" draw:start-glue-point="4" draw:end-shape="id20" draw:end-glue-point="2" svg:d="M2731 14601v-1380h2775v-1380" svg:viewBox="0 0 2776 2761">
          <text:p/>
        </draw:connector>
        <draw:connector draw:style-name="gr14" draw:text-style-name="P11" draw:layer="layout" svg:x1="8.431cm" svg:y1="14.602cm" svg:x2="5.506cm" svg:y2="11.841cm" draw:start-shape="id21" draw:start-glue-point="4" draw:end-shape="id20" draw:end-glue-point="2" svg:d="M8431 14602v-1380h-2925v-1381" svg:viewBox="0 0 2926 2762">
          <text:p/>
        </draw:connector>
        <draw:line draw:style-name="gr15" draw:text-style-name="P8" draw:layer="layout" svg:x1="4.191cm" svg:y1="4.699cm" svg:x2="19.177cm" svg:y2="4.699cm">
          <text:p/>
        </draw:line>
        <draw:connector draw:style-name="gr9" draw:text-style-name="P8" draw:layer="layout" draw:type="line" svg:x1="15.682cm" svg:y1="2.849cm" svg:x2="15.722cm" svg:y2="10.033cm" draw:start-shape="id18" draw:start-glue-point="2" draw:end-shape="id22" draw:end-glue-point="0" svg:d="M15682 2849l40 7184" svg:viewBox="0 0 41 7185">
          <text:p/>
        </draw:connector>
        <draw:connector draw:style-name="gr9" draw:text-style-name="P8" draw:layer="layout" draw:type="line" svg:x1="15.701cm" svg:y1="6.164cm" svg:x2="18.966cm" svg:y2="6.162cm" svg:d="M15701 6164l3265-2" svg:viewBox="0 0 3266 3">
          <text:p/>
        </draw:connector>
        <draw:connector draw:style-name="gr16" draw:text-style-name="P8" draw:layer="layout" draw:type="line" svg:x1="22.335cm" svg:y1="5.579cm" svg:x2="23.309cm" svg:y2="5.574cm" draw:start-shape="id23" draw:start-glue-point="10" draw:end-shape="id24" draw:end-glue-point="3" svg:d="M22335 5579l974-5" svg:viewBox="0 0 975 6">
          <text:p/>
        </draw:connector>
        <draw:frame draw:style-name="gr17" draw:text-style-name="P7" xml:id="id24" draw:id="id24" draw:layer="layout" svg:width="2.45cm" svg:height="0.958cm" svg:x="23.309cm" svg:y="5.0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10" draw:text-style-name="P8" draw:layer="layout" svg:x1="24.638cm" svg:y1="18.161cm" svg:x2="24.638cm" svg:y2="1.524cm">
          <text:p/>
        </draw:line>
        <draw:line draw:style-name="gr16" draw:text-style-name="P8" draw:layer="layout" svg:x1="24.384cm" svg:y1="5.615cm" svg:x2="26.797cm" svg:y2="5.615cm">
          <text:p/>
        </draw:line>
        <draw:frame draw:style-name="gr18" draw:text-style-name="P10" draw:layer="layout" svg:width="4.515cm" svg:height="1.673cm" svg:x="24.629cm" svg:y="1.649cm">
          <draw:text-box>
            <text:p>External world</text:p>
          </draw:text-box>
        </draw:frame>
        <draw:frame draw:style-name="gr19" draw:text-style-name="P7" xml:id="id25" draw:id="id25" draw:layer="layout" svg:width="2.072cm" svg:height="0.878cm" svg:x="31.496cm" svg:y="5.20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onnector draw:style-name="gr16" draw:text-style-name="P8" draw:layer="layout" draw:type="line" svg:x1="31.496cm" svg:y1="5.646cm" svg:x2="30.226cm" svg:y2="5.652cm" draw:start-shape="id25" draw:start-glue-point="3" draw:end-shape="id26" draw:end-glue-point="10" svg:d="M31496 5646l-1270 6" svg:viewBox="0 0 1271 7">
          <text:p/>
        </draw:connector>
        <draw:custom-shape draw:style-name="gr20" draw:text-style-name="P2" xml:id="id26" draw:id="id26" draw:layer="layout" svg:width="3.463cm" svg:height="3.175cm" svg:x="26.763cm" svg:y="4.064cm">
          <text:p text:style-name="P1">Lo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7" draw:layer="layout" svg:x1="15.722cm" svg:y1="11.811cm" svg:x2="14.287cm" svg:y2="14.832cm" draw:start-shape="id22" draw:start-glue-point="2" draw:end-shape="id27" draw:end-glue-point="0" svg:d="M15722 11811v1531h-1435v1490" svg:viewBox="0 0 1436 3022">
          <text:p/>
        </draw:connector>
        <draw:custom-shape draw:style-name="gr22" draw:text-style-name="P12" xml:id="id27" draw:id="id27" draw:layer="layout" svg:width="0.635cm" svg:height="0.635cm" svg:x="13.97cm" svg:y="14.832cm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frame draw:style-name="gr23" draw:text-style-name="P13" draw:layer="layout" svg:width="0.925cm" svg:height="0.962cm" svg:x="10.632cm" svg:y="14.405cm">
          <draw:text-box>
            <text:p><text:span text:style-name="T2">X</text:span></text:p>
          </draw:text-box>
        </draw:frame>
        <draw:frame draw:style-name="gr23" draw:text-style-name="P13" draw:layer="layout" svg:width="0.925cm" svg:height="0.962cm" svg:x="10.633cm" svg:y="16.705cm">
          <draw:text-box>
            <text:p><text:span text:style-name="T2">X</text:span></text:p>
          </draw:text-box>
        </draw:frame>
        <draw:frame draw:style-name="gr24" draw:text-style-name="P14" xml:id="id28" draw:id="id28" draw:layer="layout" svg:width="4.445cm" svg:height="1.114cm" svg:x="3.302cm" svg:y="7.601cm">
          <draw:text-box>
            <text:p text:style-name="P7"><text:s/>Recordings<text:span text:style-name="T3">t</text:span></text:p>
          </draw:text-box>
        </draw:frame>
        <draw:frame draw:style-name="gr25" draw:text-style-name="P10" draw:layer="layout" svg:width="6.623cm" svg:height="1.143cm" svg:x="7.955cm" svg:y="17.769cm">
          <draw:text-box>
            <text:p>Lesioned connections</text:p>
          </draw:text-box>
        </draw:frame>
        <draw:frame draw:style-name="gr26" draw:text-style-name="P15" xml:id="id22" draw:id="id22" draw:layer="layout" svg:width="3.862cm" svg:height="1.778cm" svg:x="13.791cm" svg:y="10.033cm">
          <draw:text-box>
            <text:p>Stimulation</text:p>
            <text:p text:style-name="P7">model</text:p>
          </draw:text-box>
        </draw:frame>
        <draw:frame draw:style-name="gr27" draw:text-style-name="P10" xml:id="id18" draw:id="id18" draw:layer="layout" svg:width="4.164cm" svg:height="1.114cm" svg:x="13.6cm" svg:y="1.735cm">
          <draw:text-box>
            <text:p>Stim params<text:span text:style-name="T3">t</text:span></text:p>
          </draw:text-box>
        </draw:frame>
        <draw:frame draw:style-name="gr28" draw:text-style-name="P17" xml:id="id20" draw:id="id20" draw:layer="layout" svg:width="4.028cm" svg:height="1.808cm" svg:x="3.492cm" svg:y="10.033cm">
          <draw:text-box>
            <text:p text:style-name="P16"><text:span text:style-name="T4"><text:s text:c="2"/></text:span><text:span text:style-name="T4">Recording</text:span></text:p>
            <text:p text:style-name="P16"><text:span text:style-name="T4"><text:s/></text:span><text:span text:style-name="T4">model</text:span></text:p>
          </draw:text-box>
        </draw:frame>
        <draw:connector draw:style-name="gr15" draw:text-style-name="P8" draw:layer="layout" svg:x1="5.524cm" svg:y1="7.601cm" svg:x2="4.179cm" svg:y2="3.775cm" draw:start-shape="id28" draw:start-glue-point="0" draw:end-shape="id17" draw:end-glue-point="8" svg:d="M5524 7601v-1892h-1345v-1934" svg:viewBox="0 0 1346 3827">
          <text:p/>
        </draw:connector>
        <draw:connector draw:style-name="gr15" draw:text-style-name="P8" draw:layer="layout" draw:type="line" svg:x1="5.506cm" svg:y1="10.033cm" svg:x2="5.524cm" svg:y2="8.715cm" draw:start-shape="id20" draw:start-glue-point="0" draw:end-shape="id28" draw:end-glue-point="2" svg:d="M5506 10033l18-1318" svg:viewBox="0 0 19 1319">
          <text:p/>
        </draw:connector>
        <draw:frame draw:style-name="gr29" draw:text-style-name="P10" draw:layer="layout" svg:width="4.68cm" svg:height="0.962cm" svg:x="-3.772cm" svg:y="14.986cm">
          <draw:text-box>
            <text:p>Visual features</text:p>
          </draw:text-box>
        </draw:frame>
        <draw:custom-shape draw:style-name="gr30" draw:text-style-name="P18" draw:layer="layout" svg:width="0.635cm" svg:height="0.635cm" svg:x="-0.997cm" svg:y="16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0.635cm" svg:height="0.635cm" svg:x="-1.786cm" svg:y="16.48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635cm" svg:height="0.635cm" svg:x="-2.575cm" svg:y="16.48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xml:id="id29" draw:id="id29" draw:layer="layout" svg:width="4.018cm" svg:height="2.286cm" svg:x="-3.764cm" svg:y="14.986cm">
          <text:p/>
          <draw:enhanced-geometry svg:viewBox="0 0 21600 21600" draw:type="rectangle" draw:enhanced-path="M 0 0 L 21600 0 21600 21600 0 21600 0 0 Z N"/>
        </draw:custom-shape>
        <draw:connector draw:style-name="gr34" draw:text-style-name="P8" draw:layer="layout" draw:type="line" svg:x1="0.254cm" svg:y1="16.129cm" svg:x2="1.143cm" svg:y2="16.125cm" draw:start-shape="id29" draw:start-glue-point="1" draw:end-shape="id19" draw:end-glue-point="6" svg:d="M254 16129l889-4" svg:viewBox="0 0 890 5">
          <text:p/>
        </draw:connector>
        <draw:frame draw:style-name="gr19" draw:text-style-name="P7" draw:layer="layout" svg:width="0.845cm" svg:height="0.878cm" svg:x="29.845cm" svg:y="16.90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1T21:35:46.842342021</meta:creation-date>
    <dc:date>2023-05-04T13:10:06.181495725</dc:date>
    <meta:editing-duration>PT9H5M34S</meta:editing-duration>
    <meta:editing-cycles>47</meta:editing-cycles>
    <meta:generator>LibreOffice/7.3.7.2$Linux_X86_64 LibreOffice_project/30$Build-2</meta:generator>
    <meta:document-statistic meta:object-count="73"/>
  </office:meta>
</office:document-meta>
</file>

<file path=Object 1/content.xml><?xml version="1.0" encoding="utf-8"?>
<math xmlns="http://www.w3.org/1998/Math/MathML" display="block">
  <semantics>
    <mover accent="true">
      <msub>
        <mi>Y</mi>
        <mi>t</mi>
      </msub>
      <mo stretchy="false">^</mo>
    </mover>
    <annotation encoding="StarMath 5.0">hat Y _{t}</annotation>
  </semantics>
</math>
</file>

<file path=Object 2/content.xml><?xml version="1.0" encoding="utf-8"?>
<math xmlns="http://www.w3.org/1998/Math/MathML" display="block">
  <semantics>
    <msub>
      <mi>Y</mi>
      <mi>t</mi>
    </msub>
    <annotation encoding="StarMath 5.0">Y _{t}</annotation>
  </semantics>
</math>
</file>

<file path=Object 6/content.xml><?xml version="1.0" encoding="utf-8"?>
<math xmlns="http://www.w3.org/1998/Math/MathML" display="block">
  <semantics>
    <msub>
      <mi>Y</mi>
      <mrow>
        <mi>t</mi>
        <mi>,</mi>
        <mi mathvariant="italic">target</mi>
      </mrow>
    </msub>
    <annotation encoding="StarMath 5.0">Y _{t, target
}</annotation>
  </semantics>
</math>
</file>